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Dhurjati" svg:font-family="Dhurjat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RW Bookman" svg:font-family="'URW Bookman'" style:font-pitch="variable"/>
    <style:font-face style:name="URW Gothic" svg:font-family="'URW Gothic'" style:font-family-generic="swiss" style:font-pitch="variable"/>
    <style:font-face style:name="Ubuntu" svg:font-family="Ubuntu" style:font-pitch="variable"/>
  </office:font-face-decls>
  <office:automatic-styles>
    <style:style style:name="P1" style:family="paragraph" style:parent-style-name="Standard">
      <style:paragraph-properties fo:line-height="115%"/>
      <style:text-properties style:font-name="DejaVu Serif" fo:font-size="10pt" style:font-size-asian="10pt" style:font-size-complex="10pt"/>
    </style:style>
    <style:style style:name="P2" style:family="paragraph" style:parent-style-name="Text_20_body">
      <style:paragraph-properties fo:line-height="115%" fo:text-align="center" style:justify-single-word="false"/>
      <style:text-properties style:font-name="DejaVu Serif" fo:font-size="10pt" fo:font-weight="bold" officeooo:rsid="00120b11" officeooo:paragraph-rsid="00120b11" style:font-size-asian="10pt" style:font-weight-asian="bold" style:font-size-complex="10pt" style:font-weight-complex="bold"/>
    </style:style>
    <style:style style:name="P3" style:family="paragraph" style:parent-style-name="Text_20_body" style:list-style-name="L1">
      <style:paragraph-properties fo:line-height="115%"/>
      <style:text-properties style:font-name="DejaVu Serif" fo:font-size="10pt" fo:font-weight="bold" style:font-size-asian="10pt" style:font-weight-asian="bold" style:font-size-complex="10pt" style:font-weight-complex="bold"/>
    </style:style>
    <style:style style:name="P4" style:family="paragraph" style:parent-style-name="Text_20_body" style:list-style-name="L2">
      <style:text-properties style:font-name="DejaVu Serif" fo:font-size="10pt" fo:font-weight="bold" style:font-size-asian="10pt" style:font-weight-asian="bold" style:font-size-complex="10pt" style:font-weight-complex="bold"/>
    </style:style>
    <style:style style:name="P5" style:family="paragraph" style:parent-style-name="Text_20_body">
      <style:paragraph-properties fo:line-height="115%"/>
      <style:text-properties style:font-name="DejaVu Serif" fo:font-size="10pt" style:font-size-asian="10pt" style:font-size-complex="10pt"/>
    </style:style>
    <style:style style:name="P6" style:family="paragraph" style:parent-style-name="Text_20_body" style:list-style-name="L1">
      <style:paragraph-properties fo:margin-top="0in" fo:margin-bottom="0in" style:contextual-spacing="false" fo:line-height="115%"/>
      <style:text-properties style:font-name="DejaVu Serif" fo:font-size="10pt" style:font-size-asian="10pt" style:font-size-complex="10pt"/>
    </style:style>
    <style:style style:name="P7" style:family="paragraph" style:parent-style-name="Text_20_body" style:list-style-name="L1">
      <style:paragraph-properties fo:line-height="115%"/>
      <style:text-properties style:font-name="DejaVu Serif" fo:font-size="10pt" style:font-size-asian="10pt" style:font-size-complex="10pt"/>
    </style:style>
    <style:style style:name="P8" style:family="paragraph" style:parent-style-name="Text_20_body">
      <style:paragraph-properties fo:line-height="115%"/>
      <style:text-properties style:font-name="DejaVu Serif" fo:font-size="10pt" officeooo:paragraph-rsid="00120b11" style:font-size-asian="10pt" style:font-size-complex="10pt"/>
    </style:style>
    <style:style style:name="P9" style:family="paragraph" style:parent-style-name="Text_20_body" style:list-style-name="L2">
      <style:paragraph-properties fo:margin-top="0in" fo:margin-bottom="0in" style:contextual-spacing="false"/>
      <style:text-properties style:font-name="DejaVu Serif" fo:font-size="10pt" style:font-size-asian="10pt" style:font-size-complex="10pt"/>
    </style:style>
    <style:style style:name="P10" style:family="paragraph" style:parent-style-name="Text_20_body" style:list-style-name="L2">
      <style:text-properties style:font-name="DejaVu Serif" fo:font-size="10pt" style:font-size-asian="10pt" style:font-size-complex="10pt"/>
    </style:style>
    <style:style style:name="P11" style:family="paragraph" style:parent-style-name="Text_20_body">
      <style:paragraph-properties fo:line-height="115%" fo:text-align="center" style:justify-single-word="false"/>
      <style:text-properties style:font-name="DejaVu Serif" fo:font-size="12pt" fo:font-weight="bold" officeooo:rsid="00120b11" officeooo:paragraph-rsid="00120b11" style:font-size-asian="12pt" style:font-weight-asian="bold" style:font-size-complex="12pt" style:font-weight-complex="bold"/>
    </style:style>
    <style:style style:name="P12" style:family="paragraph" style:parent-style-name="Text_20_body">
      <style:paragraph-properties fo:line-height="115%" fo:text-align="center" style:justify-single-word="false"/>
      <style:text-properties fo:color="#2a6099" loext:opacity="100%" style:font-name="DejaVu Serif" fo:font-size="10pt" fo:font-weight="bold" officeooo:rsid="00120b11" officeooo:paragraph-rsid="00120b11" style:font-size-asian="10pt" style:font-weight-asian="bold" style:font-size-complex="10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2">Entry strategy</text:p>
      <text:p text:style-name="P5">Ecco una possibile strategia di trading basata sull'asset SPY, l'indicatore VIX e i livelli di supporto e resistenza (livelli GEX), insieme agli indicatori MACD, VWAP e RSI.</text:p>
      <text:list xml:id="list1409981653" text:style-name="L1">
        <text:list-item>
          <text:p text:style-name="P3">Identificazione dei livelli di supporto e resistenza (livelli GEX):</text:p>
          <text:list>
            <text:list-item>
              <text:p text:style-name="P6">Utilizza analisi grafica o strumenti di analisi tecnica per individuare i livelli di supporto e resistenza chiave sull'asset SPY. I livelli di supporto rappresentano aree in cui il prezzo ha avuto difficoltà a scendere sotto, mentre i livelli di resistenza indicano aree in cui il prezzo ha faticato a salire sopra. I livelli GEX sono quelli in cui si trovano i maggiori ordini di opzioni degli istituzionali.</text:p>
            </text:list-item>
          </text:list>
        </text:list-item>
        <text:list-item>
          <text:p text:style-name="P3">Monitoraggio dell'indicatore VIX:</text:p>
          <text:list>
            <text:list-item>
              <text:p text:style-name="P6">Tieni d'occhio l'indicatore VIX, noto anche come indice di paura o volatilità del mercato. Un aumento del VIX indica un'alta volatilità e una maggiore incertezza nei mercati. Potresti prendere in considerazione l'entrata nel mercato solo quando il VIX è in una fase di calo o si trova in un livello di volatilità più basso.</text:p>
            </text:list-item>
          </text:list>
        </text:list-item>
        <text:list-item>
          <text:p text:style-name="P3">Utilizzo del MACD come conferma di trend:</text:p>
          <text:list>
            <text:list-item>
              <text:p text:style-name="P6">Il MACD (Moving Average Convergence Divergence) è un indicatore di tendenza che può aiutarti a identificare i punti di inversione o continuazione del trend. Guarda i segnali generati dal MACD per confermare il trend generale prima di prendere decisioni di trading. Ad esempio, un crossover al rialzo della linea di segnale potrebbe suggerire una possibile tendenza rialzista, mentre un crossover al ribasso potrebbe indicare una possibile tendenza ribassista.</text:p>
            </text:list-item>
          </text:list>
        </text:list-item>
        <text:list-item>
          <text:p text:style-name="P3">Utilizzo del VWAP come indicatore di prezzi medi ponderati:</text:p>
          <text:list>
            <text:list-item>
              <text:p text:style-name="P6">Il VWAP (Volume Weighted Average Price) calcola il prezzo medio ponderato in base al volume delle negoziazioni. Puoi utilizzare il VWAP per valutare se il prezzo attuale si trova sopra o sotto il prezzo medio ponderato. Se il prezzo è sopra il VWAP, potrebbe indicare una tendenza rialzista, mentre se è sotto il VWAP, potrebbe indicare una tendenza ribassista.</text:p>
            </text:list-item>
          </text:list>
        </text:list-item>
        <text:list-item>
          <text:p text:style-name="P3">Utilizzo del RSI per identificare condizioni di ipercomprato/ipervenduto:</text:p>
          <text:list>
            <text:list-item>
              <text:p text:style-name="P6">L'RSI (Relative Strength Index) è un indicatore di momentum che misura la forza e l'intensità del prezzo. Un RSI superiore a 70 indica una condizione di ipercomprato, mentre un RSI inferiore a 30 indica una condizione di ipervenduto. Puoi utilizzare l'RSI per valutare se l'asset SPY è in una condizione estrema e se potrebbe verificarsi una possibile inversione di tendenza.</text:p>
            </text:list-item>
          </text:list>
        </text:list-item>
        <text:list-item>
          <text:p text:style-name="P3">Strategia di entry:</text:p>
          <text:list>
            <text:list-item>
              <text:p text:style-name="P6">Aspetta che il prezzo dell'asset SPY si avvicini a un livello di supporto o resistenza chiave identificato in precedenza.</text:p>
            </text:list-item>
            <text:list-item>
              <text:p text:style-name="P6">Controlla che il VIX sia in una fase di calo o si trovi in un livello di volatilità più basso.</text:p>
            </text:list-item>
            <text:list-item>
              <text:p text:style-name="P6">Utilizza il MACD per confermare il trend generale. Se hai identificato un livello di supporto, assicurati che il MACD mostri segnali rialzisti o viceversa.</text:p>
            </text:list-item>
            <text:list-item>
              <text:p text:style-name="P6">Controlla il VWAP per determinare se il prezzo attuale è sopra o sotto il prezzo medio ponderato.</text:p>
            </text:list-item>
            <text:list-item>
              <text:p text:style-name="P7">Utilizza l'RSI per verificare se l'asset SPY è in una condizione di ipercomprato o ipervenduto.</text:p>
            </text:list-item>
          </text:list>
        </text:list-item>
      </text:list>
      <text:p text:style-name="P5"/>
      <text:p text:style-name="P5"><text:soft-page-break/></text:p>
      <text:p text:style-name="P12">Exit strategy &amp; position maneagement</text:p>
      <text:p text:style-name="P8">Ecco una possibile strategia di exit con risk management per la strategia di trading descritta in precedenza:</text:p>
      <text:list xml:id="list831513319" text:style-name="L2">
        <text:list-item>
          <text:p text:style-name="P4">Stop loss basato sul livello di supporto/resistenza:</text:p>
          <text:list>
            <text:list-item>
              <text:p text:style-name="P9">Imposta uno stop loss in base al livello di supporto o resistenza identificato nella strategia di entry. Ad esempio, se entri in una posizione long vicino a un livello di supporto, puoi impostare lo stop loss appena al di sotto di quel livello. Se invece entri in una posizione short vicino a un livello di resistenza, puoi impostare lo stop loss appena al di sopra di quel livello.</text:p>
            </text:list-item>
            <text:list-item>
              <text:p text:style-name="P9">Questo ti aiuterà a limitare le perdite nel caso in cui il prezzo si muova contro la tua previsione.</text:p>
            </text:list-item>
          </text:list>
        </text:list-item>
        <text:list-item>
          <text:p text:style-name="P4">Target di profitto basato sul livello di supporto/resistenza:</text:p>
          <text:list>
            <text:list-item>
              <text:p text:style-name="P9">Identifica un obiettivo di profitto basato sul livello di supporto o resistenza. Ad esempio, se entri in una posizione long vicino a un livello di supporto, puoi impostare il target di profitto vicino a un livello di resistenza successivo. Se invece entri in una posizione short vicino a un livello di resistenza, puoi impostare il target di profitto vicino a un livello di supporto successivo.</text:p>
            </text:list-item>
            <text:list-item>
              <text:p text:style-name="P9">Questo ti aiuterà a cogliere i guadagni potenziali nel caso in cui il prezzo si muova nella direzione desiderata.</text:p>
            </text:list-item>
          </text:list>
        </text:list-item>
        <text:list-item>
          <text:p text:style-name="P4">Trailing stop loss:</text:p>
          <text:list>
            <text:list-item>
              <text:p text:style-name="P9">Una volta che il prezzo ha raggiunto il tuo target di profitto, puoi considerare di impostare un trailing stop loss. Un trailing stop loss si sposta insieme al prezzo, proteggendo i tuoi guadagni nel caso in cui il mercato si inverta. Puoi impostare il trailing stop loss a una distanza specifica, ad esempio un certo numero di punti o percentuale dal massimo raggiunto dopo l'entrata.</text:p>
            </text:list-item>
            <text:list-item>
              <text:p text:style-name="P9">Questo ti consente di bloccare parte dei tuoi profitti mentre ancora lasci spazio per ulteriori guadagni nel caso in cui il prezzo continui a muoversi nella direzione desiderata.</text:p>
            </text:list-item>
          </text:list>
        </text:list-item>
        <text:list-item>
          <text:p text:style-name="P4">Gestione della dimensione della posizione:</text:p>
          <text:list>
            <text:list-item>
              <text:p text:style-name="P9">Prima di entrare in una posizione, valuta attentamente il tuo livello di rischio accettabile. Assicurati di allocare una dimensione della posizione che ti permetta di gestire il rischio in modo adeguato.</text:p>
            </text:list-item>
            <text:list-item>
              <text:p text:style-name="P9">Puoi utilizzare tecniche di gestione del rischio come la dimensione fissa della posizione o la percentuale del capitale rischioso per determinare la quantità di asset SPY da negoziare in base al tuo capitale disponibile e al livello di rischio desiderato.</text:p>
            </text:list-item>
          </text:list>
        </text:list-item>
        <text:list-item>
          <text:p text:style-name="P4">Monitoraggio costante e aggiornamenti della strategia:</text:p>
          <text:list>
            <text:list-item>
              <text:p text:style-name="P9">Mantieni un monitoraggio costante della tua posizione e del mercato. Se il prezzo raggiunge lo stop loss o il target di profitto, esegui l'azione di uscita prevista.</text:p>
            </text:list-item>
            <text:list-item>
              <text:p text:style-name="P10">Inoltre, valuta regolarmente l'efficacia della tua strategia e apporta eventuali aggiornamenti o modifiche se necessario.</text:p>
            </text:list-item>
          </text:list>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Dhurjati" svg:font-family="Dhurjat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RW Bookman" svg:font-family="'URW Bookman'" style:font-pitch="variable"/>
    <style:font-face style:name="URW Gothic" svg:font-family="'URW Gothic'" style:font-family-generic="swiss"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115%" fo:text-align="center" style:justify-single-word="false"/>
      <style:text-properties style:font-name="DejaVu Serif" fo:font-size="12pt" fo:font-weight="bold" officeooo:rsid="00120b11" officeooo:paragraph-rsid="00120b11"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Strategia di trading “darwin GEX“ del 31-05-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6:01:44.208008175</meta:creation-date>
    <dc:date>2023-05-31T16:06:39.311430398</dc:date>
    <meta:editing-duration>PT4M56S</meta:editing-duration>
    <meta:editing-cycles>1</meta:editing-cycles>
    <meta:generator>LibreOffice/7.3.7.2$Linux_X86_64 LibreOffice_project/30$Build-2</meta:generator>
    <meta:document-statistic meta:table-count="0" meta:image-count="0" meta:object-count="0" meta:page-count="2" meta:paragraph-count="36" meta:word-count="937" meta:character-count="5727" meta:non-whitespace-character-count="4857"/>
  </office:meta>
</office:document-meta>
</file>